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2.529cm" fo:min-width="15.877cm" loext:decorative="false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4cm" fo:min-width="0.004cm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5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675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text-underline-style="none"/>
    </style:style>
    <style:style style:name="T1" style:family="text">
      <style:text-properties fo:font-size="13pt" style:text-underline-style="none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377cm" svg:height="12.779cm" svg:x="2.646cm" svg:y="3.1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782cm" svg:height="0.782cm" svg:x="3.217cm" svg:y="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782cm" svg:height="0.782cm" svg:x="17.65cm" svg:y="4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473cm" svg:height="0.962cm" svg:x="2.946cm" svg:y="3.599cm">
          <draw:text-box>
            <text:p><text:span text:style-name="T1">U1</text:span></text:p>
          </draw:text-box>
        </draw:frame>
        <draw:frame draw:style-name="gr3" draw:text-style-name="P3" draw:layer="layout" svg:width="1.473cm" svg:height="0.962cm" svg:x="17.319cm" svg:y="3.629cm">
          <draw:text-box>
            <text:p><text:span text:style-name="T1">U2</text:span></text:p>
          </draw:text-box>
        </draw:frame>
        <draw:connector draw:style-name="gr4" draw:text-style-name="P2" draw:layer="layout" svg:x1="3.999cm" svg:y1="4.931cm" svg:x2="17.65cm" svg:y2="4.932cm" draw:start-shape="id1" draw:start-glue-point="10" draw:end-shape="id2" draw:end-glue-point="6" svg:d="M3999 4931h6826v1h6825" svg:viewBox="0 0 13652 2">
          <text:p/>
        </draw:connector>
        <draw:line draw:style-name="gr5" draw:text-style-name="P2" draw:layer="layout" svg:x1="14.982cm" svg:y1="4.424cm" svg:x2="15.028cm" svg:y2="5.794cm">
          <text:p/>
        </draw:line>
        <draw:line draw:style-name="gr5" draw:text-style-name="P2" draw:layer="layout" svg:x1="7.283cm" svg:y1="4.424cm" svg:x2="7.329cm" svg:y2="5.794cm">
          <text:p/>
        </draw:line>
        <draw:frame draw:style-name="gr3" draw:text-style-name="P3" draw:layer="layout" svg:width="1.473cm" svg:height="0.962cm" svg:x="3.688cm" svg:y="5.731cm">
          <draw:text-box>
            <text:p><text:span text:style-name="T1">-inf</text:span></text:p>
          </draw:text-box>
        </draw:frame>
        <draw:frame draw:style-name="gr6" draw:text-style-name="P3" draw:layer="layout" svg:width="1.842cm" svg:height="0.925cm" svg:x="6.519cm" svg:y="5.795cm">
          <draw:text-box>
            <text:p><text:span text:style-name="T1">1/1/25</text:span></text:p>
          </draw:text-box>
        </draw:frame>
        <draw:frame draw:style-name="gr6" draw:text-style-name="P3" draw:layer="layout" svg:width="1.842cm" svg:height="0.925cm" svg:x="13.98cm" svg:y="5.902cm">
          <draw:text-box>
            <text:p><text:span text:style-name="T1">1/1/26</text:span></text:p>
          </draw:text-box>
        </draw:frame>
        <draw:frame draw:style-name="gr3" draw:text-style-name="P3" draw:layer="layout" svg:width="1.473cm" svg:height="0.962cm" svg:x="16.971cm" svg:y="5.758cm">
          <draw:text-box>
            <text:p><text:span text:style-name="T1">inf</text:span></text:p>
          </draw:text-box>
        </draw:frame>
        <draw:frame draw:style-name="gr6" draw:text-style-name="P3" draw:layer="layout" svg:width="1.445cm" svg:height="0.925cm" svg:x="4.614cm" svg:y="3.985cm">
          <draw:text-box>
            <text:p><text:span text:style-name="T1">1,0</text:span></text:p>
          </draw:text-box>
        </draw:frame>
        <draw:frame draw:style-name="gr6" draw:text-style-name="P3" draw:layer="layout" svg:width="1.445cm" svg:height="0.925cm" svg:x="15.358cm" svg:y="4.06cm">
          <draw:text-box>
            <text:p><text:span text:style-name="T1">3,0</text:span></text:p>
          </draw:text-box>
        </draw:frame>
        <draw:frame draw:style-name="gr3" draw:text-style-name="P3" draw:layer="layout" svg:width="1.473cm" svg:height="0.962cm" svg:x="3.688cm" svg:y="5.731cm">
          <draw:text-box>
            <text:p><text:span text:style-name="T1">-inf</text:span></text:p>
          </draw:text-box>
        </draw:frame>
        <draw:custom-shape draw:style-name="gr2" draw:text-style-name="P2" xml:id="id3" draw:id="id3" draw:layer="layout" svg:width="0.782cm" svg:height="0.782cm" svg:x="3.217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782cm" svg:height="0.782cm" svg:x="17.65cm" svg:y="8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473cm" svg:height="0.962cm" svg:x="2.946cm" svg:y="7.991cm">
          <draw:text-box>
            <text:p><text:span text:style-name="T1">U2</text:span></text:p>
          </draw:text-box>
        </draw:frame>
        <draw:frame draw:style-name="gr3" draw:text-style-name="P3" draw:layer="layout" svg:width="1.473cm" svg:height="0.962cm" svg:x="17.319cm" svg:y="8.021cm">
          <draw:text-box>
            <text:p><text:span text:style-name="T1">U3</text:span></text:p>
          </draw:text-box>
        </draw:frame>
        <draw:connector draw:style-name="gr4" draw:text-style-name="P2" draw:layer="layout" svg:x1="3.999cm" svg:y1="9.323cm" svg:x2="17.65cm" svg:y2="9.324cm" draw:start-shape="id3" draw:start-glue-point="10" draw:end-shape="id4" draw:end-glue-point="6" svg:d="M3999 9323h6826v1h6825" svg:viewBox="0 0 13652 2">
          <text:p/>
        </draw:connector>
        <draw:line draw:style-name="gr5" draw:text-style-name="P2" draw:layer="layout" svg:x1="11.12cm" svg:y1="8.816cm" svg:x2="11.166cm" svg:y2="10.186cm">
          <text:p/>
        </draw:line>
        <draw:frame draw:style-name="gr3" draw:text-style-name="P3" draw:layer="layout" svg:width="1.473cm" svg:height="0.962cm" svg:x="3.688cm" svg:y="10.123cm">
          <draw:text-box>
            <text:p><text:span text:style-name="T1">-inf</text:span></text:p>
          </draw:text-box>
        </draw:frame>
        <draw:frame draw:style-name="gr6" draw:text-style-name="P3" draw:layer="layout" svg:width="1.842cm" svg:height="0.925cm" svg:x="10.356cm" svg:y="10.187cm">
          <draw:text-box>
            <text:p><text:span text:style-name="T1">7/1/25</text:span></text:p>
          </draw:text-box>
        </draw:frame>
        <draw:frame draw:style-name="gr3" draw:text-style-name="P3" draw:layer="layout" svg:width="1.473cm" svg:height="0.962cm" svg:x="16.971cm" svg:y="10.15cm">
          <draw:text-box>
            <text:p><text:span text:style-name="T1">inf</text:span></text:p>
          </draw:text-box>
        </draw:frame>
        <draw:frame draw:style-name="gr6" draw:text-style-name="P3" draw:layer="layout" svg:width="1.445cm" svg:height="0.925cm" svg:x="6.572cm" svg:y="8.204cm">
          <draw:text-box>
            <text:p><text:span text:style-name="T1">10,0</text:span></text:p>
          </draw:text-box>
        </draw:frame>
        <draw:frame draw:style-name="gr6" draw:text-style-name="P3" draw:layer="layout" svg:width="1.445cm" svg:height="0.925cm" svg:x="11.886cm" svg:y="8.178cm">
          <draw:text-box>
            <text:p><text:span text:style-name="T1">20,0</text:span></text:p>
          </draw:text-box>
        </draw:frame>
        <draw:custom-shape draw:style-name="gr2" draw:text-style-name="P2" xml:id="id5" draw:id="id5" draw:layer="layout" svg:width="0.782cm" svg:height="0.782cm" svg:x="3.317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782cm" svg:height="0.782cm" svg:x="17.75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473cm" svg:height="0.962cm" svg:x="3.046cm" svg:y="12.409cm">
          <draw:text-box>
            <text:p><text:span text:style-name="T1">U1</text:span></text:p>
          </draw:text-box>
        </draw:frame>
        <draw:frame draw:style-name="gr3" draw:text-style-name="P3" draw:layer="layout" svg:width="1.473cm" svg:height="0.962cm" svg:x="17.419cm" svg:y="12.439cm">
          <draw:text-box>
            <text:p><text:span text:style-name="T1">U3</text:span></text:p>
          </draw:text-box>
        </draw:frame>
        <draw:connector draw:style-name="gr4" draw:text-style-name="P2" draw:layer="layout" svg:x1="4.099cm" svg:y1="13.741cm" svg:x2="17.75cm" svg:y2="13.742cm" draw:start-shape="id5" draw:start-glue-point="10" draw:end-shape="id6" draw:end-glue-point="6" svg:d="M4099 13741h6826v1h6825" svg:viewBox="0 0 13652 2">
          <text:p/>
        </draw:connector>
        <draw:line draw:style-name="gr5" draw:text-style-name="P2" draw:layer="layout" svg:x1="15.082cm" svg:y1="13.234cm" svg:x2="15.128cm" svg:y2="14.604cm">
          <text:p/>
        </draw:line>
        <draw:line draw:style-name="gr5" draw:text-style-name="P2" draw:layer="layout" svg:x1="7.383cm" svg:y1="13.234cm" svg:x2="7.429cm" svg:y2="14.604cm">
          <text:p/>
        </draw:line>
        <draw:frame draw:style-name="gr3" draw:text-style-name="P3" draw:layer="layout" svg:width="1.473cm" svg:height="0.962cm" svg:x="3.788cm" svg:y="14.541cm">
          <draw:text-box>
            <text:p><text:span text:style-name="T1">-inf</text:span></text:p>
          </draw:text-box>
        </draw:frame>
        <draw:frame draw:style-name="gr6" draw:text-style-name="P3" draw:layer="layout" svg:width="1.842cm" svg:height="0.925cm" svg:x="6.619cm" svg:y="14.605cm">
          <draw:text-box>
            <text:p><text:span text:style-name="T1">1/1/25</text:span></text:p>
          </draw:text-box>
        </draw:frame>
        <draw:frame draw:style-name="gr6" draw:text-style-name="P3" draw:layer="layout" svg:width="1.842cm" svg:height="0.925cm" svg:x="14.08cm" svg:y="14.712cm">
          <draw:text-box>
            <text:p><text:span text:style-name="T1">1/1/26</text:span></text:p>
          </draw:text-box>
        </draw:frame>
        <draw:frame draw:style-name="gr3" draw:text-style-name="P3" draw:layer="layout" svg:width="1.473cm" svg:height="0.962cm" svg:x="17.071cm" svg:y="14.568cm">
          <draw:text-box>
            <text:p><text:span text:style-name="T1">inf</text:span></text:p>
          </draw:text-box>
        </draw:frame>
        <draw:frame draw:style-name="gr6" draw:text-style-name="P3" draw:layer="layout" svg:width="1.445cm" svg:height="0.925cm" svg:x="4.714cm" svg:y="12.595cm">
          <draw:text-box>
            <text:p><text:span text:style-name="T1">10,0</text:span></text:p>
          </draw:text-box>
        </draw:frame>
        <draw:frame draw:style-name="gr6" draw:text-style-name="P3" draw:layer="layout" svg:width="1.445cm" svg:height="0.925cm" svg:x="12.845cm" svg:y="12.596cm">
          <draw:text-box>
            <text:p><text:span text:style-name="T1">40,0</text:span></text:p>
          </draw:text-box>
        </draw:frame>
        <draw:frame draw:style-name="gr6" draw:text-style-name="P3" draw:layer="layout" svg:width="1.445cm" svg:height="0.925cm" svg:x="15.458cm" svg:y="12.57cm">
          <draw:text-box>
            <text:p><text:span text:style-name="T1">90,0</text:span></text:p>
          </draw:text-box>
        </draw:frame>
        <draw:line draw:style-name="gr5" draw:text-style-name="P2" draw:layer="layout" svg:x1="7.383cm" svg:y1="13.234cm" svg:x2="7.429cm" svg:y2="14.604cm">
          <text:p/>
        </draw:line>
        <draw:frame draw:style-name="gr6" draw:text-style-name="P3" draw:layer="layout" svg:width="1.445cm" svg:height="0.925cm" svg:x="8.645cm" svg:y="12.596cm">
          <draw:text-box>
            <text:p><text:span text:style-name="T1">20,0</text:span></text:p>
          </draw:text-box>
        </draw:frame>
        <draw:line draw:style-name="gr5" draw:text-style-name="P2" draw:layer="layout" svg:x1="11.22cm" svg:y1="13.195cm" svg:x2="11.266cm" svg:y2="14.565cm">
          <text:p/>
        </draw:line>
        <draw:frame draw:style-name="gr6" draw:text-style-name="P3" draw:layer="layout" svg:width="1.842cm" svg:height="0.925cm" svg:x="10.456cm" svg:y="14.566cm">
          <draw:text-box>
            <text:p><text:span text:style-name="T1">7/1/25</text:span></text:p>
          </draw:text-box>
        </draw:frame>
        <draw:frame draw:style-name="gr6" draw:text-style-name="P3" draw:layer="layout" svg:width="1.445cm" svg:height="0.925cm" svg:x="10.339cm" svg:y="4.054cm">
          <draw:text-box>
            <text:p><text:span text:style-name="T1">2,0</text:span></text:p>
          </draw:text-box>
        </draw:frame>
        <draw:line draw:style-name="gr5" draw:text-style-name="P2" draw:layer="layout" svg:x1="14.983cm" svg:y1="8.425cm" svg:x2="15.029cm" svg:y2="9.795cm">
          <text:p/>
        </draw:line>
        <draw:frame draw:style-name="gr6" draw:text-style-name="P3" draw:layer="layout" svg:width="1.842cm" svg:height="0.925cm" svg:x="13.981cm" svg:y="9.903cm">
          <draw:text-box>
            <text:p><text:span text:style-name="T1">1/1/26</text:span></text:p>
          </draw:text-box>
        </draw:frame>
        <draw:frame draw:style-name="gr6" draw:text-style-name="P3" draw:layer="layout" svg:width="1.445cm" svg:height="0.925cm" svg:x="15.729cm" svg:y="8.105cm">
          <draw:text-box>
            <text:p><text:span text:style-name="T1">30,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ven Huss-Lederman</meta:initial-creator>
    <meta:creation-date>2025-04-30T18:42:00.528000000</meta:creation-date>
    <dc:date>2025-04-30T20:25:19.885000000</dc:date>
    <dc:creator>Steven Huss-Lederman</dc:creator>
    <meta:editing-duration>PT54M30S</meta:editing-duration>
    <meta:editing-cycles>5</meta:editing-cycles>
    <meta:generator>LibreOffice/24.8.6.2$Windows_X86_64 LibreOffice_project/6d98ba145e9a8a39fc57bcc76981d1fb1316c60c</meta:generator>
    <meta:document-statistic meta:object-count="48"/>
  </office:meta>
</office:document-meta>
</file>